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 fo:min-height="1.054cm" fo:min-width="1.533cm"/>
      <style:paragraph-properties style:writing-mode="lr-tb"/>
    </style:style>
    <style:style style:name="gr2" style:family="graphic" style:parent-style-name="standard">
      <style:graphic-properties draw:stroke="solid" draw:textarea-horizontal-align="justify" draw:textarea-vertical-align="middle" draw:auto-grow-height="false" fo:min-height="1.423cm" fo:min-width="3.25cm"/>
      <style:paragraph-properties style:writing-mode="lr-tb"/>
    </style:style>
    <style:style style:name="gr3" style:family="graphic" style:parent-style-name="standard">
      <style:graphic-properties draw:stroke="solid" draw:textarea-horizontal-align="justify" draw:textarea-vertical-align="middle" draw:auto-grow-height="false" fo:min-height="2.775cm" fo:min-width="2.079cm"/>
      <style:paragraph-properties style:writing-mode="lr-tb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1.506cm" fo:min-width="1.86cm"/>
      <style:paragraph-properties style:writing-mode="lr-tb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2.424cm" fo:min-width="1.698cm"/>
      <style:paragraph-properties style:writing-mode="lr-tb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1.716cm" fo:min-width="1.89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6pt" style:font-size-asian="18pt" style:font-size-complex="18pt"/>
    </style:style>
    <style:style style:name="P2" style:family="paragraph">
      <style:paragraph-properties fo:text-align="center" style:writing-mode="lr-tb"/>
      <style:text-properties style:font-name="Liberation Mono" fo:font-size="16pt" fo:font-style="italic" style:font-size-asian="18pt" style:font-size-complex="18pt"/>
    </style:style>
    <style:style style:name="P3" style:family="paragraph">
      <style:paragraph-properties fo:text-align="center" style:writing-mode="lr-tb"/>
      <style:text-properties style:font-name="Liberation Mono" fo:font-size="18pt" fo:font-style="italic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style:font-name="Liberation Mono" fo:font-size="16pt" fo:font-style="italic" style:font-size-asian="18pt" style:font-size-complex="18pt"/>
    </style:style>
    <style:style style:name="T3" style:family="text">
      <style:text-properties style:font-name="Liberation Mono"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5cm" svg:height="2.608cm" svg:x="12.933cm" svg:y="6.164cm">
          <text:p text:style-name="P1"><text:span text:style-name="T1">Query</text:span></text:p>
          <text:p text:style-name="P1"><text:span text:style-name="T1">Buil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3.749cm" svg:height="1.895cm" svg:x="13.09cm" svg:y="3.356cm">
          <text:p text:style-name="P2"><text:span text:style-name="T2">SPARQL</text:span></text:p>
          <text:p text:style-name="P2"><text:span text:style-name="T2">Templat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4" draw:id="id4" draw:layer="layout" svg:width="4.065cm" svg:height="2.608cm" svg:x="12.999cm" svg:y="13.713cm">
          <text:p text:style-name="P1"><text:span text:style-name="T1">View</text:span></text:p>
          <text:p text:style-name="P1"><text:span text:style-name="T1">Buil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857cm" svg:height="3.303cm" svg:x="8.222cm" svg:y="9.71cm">
          <text:p text:style-name="P3"><text:span text:style-name="T3">HTML</text:span></text:p>
          <text:p text:style-name="P3"><text:span text:style-name="T3">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3.749cm" svg:height="1.895cm" svg:x="13.158cm" svg:y="17.103cm">
          <text:p text:style-name="P2"><text:span text:style-name="T2">HTML</text:span></text:p>
          <text:p text:style-name="P2"><text:span text:style-name="T2">Templates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4" draw:layer="layout" svg:x1="14.965cm" svg:y1="5.251cm" svg:x2="14.966cm" svg:y2="6.164cm" draw:start-shape="id1" draw:start-glue-point="6" draw:end-shape="id2" draw:end-glue-point="4" svg:d="M14965 5251v457h1v456" svg:viewBox="0 0 2 914">
          <text:p/>
        </draw:connector>
        <draw:connector draw:style-name="gr4" draw:text-style-name="P4" draw:layer="layout" svg:x1="15.033cm" svg:y1="17.103cm" svg:x2="15.032cm" svg:y2="16.321cm" draw:start-shape="id3" draw:start-glue-point="4" draw:end-shape="id4" draw:end-glue-point="6" svg:d="M15033 17103v-390h-1v-392" svg:viewBox="0 0 2 783">
          <text:p/>
        </draw:connector>
        <draw:custom-shape draw:style-name="gr5" draw:text-style-name="P1" draw:layer="layout" svg:width="2.36cm" svg:height="1.756cm" svg:x="3.963cm" svg:y="10.255cm">
          <text:p text:style-name="P1"><text:span text:style-name="T1">HTTP 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34cm" svg:height="2.91cm" svg:x="8.44cm" svg:y="9.949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36cm" svg:height="1.756cm" svg:x="18.965cm" svg:y="10.23cm">
          <text:p text:style-name="P1"><text:span text:style-name="T1">HTTP 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87cm" svg:height="2.778cm" svg:x="3.439cm" svg:y="5.793cm">
          <text:p text:style-name="P6">Web </text:p>
          <text:p text:style-name="P6">Serv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1.086cm" svg:y1="10.53cm" svg:x2="13.997cm" svg:y2="8.122cm">
          <text:p/>
        </draw:line>
        <draw:line draw:style-name="gr8" draw:text-style-name="P4" draw:layer="layout" svg:x1="16.06cm" svg:y1="8.148cm" svg:x2="18.944cm" svg:y2="10.662cm">
          <text:p/>
        </draw:line>
        <draw:line draw:style-name="gr8" draw:text-style-name="P4" draw:layer="layout" svg:x1="18.918cm" svg:y1="11.721cm" svg:x2="15.955cm" svg:y2="14.393cm">
          <text:p/>
        </draw:line>
        <draw:line draw:style-name="gr8" draw:text-style-name="P4" draw:layer="layout" svg:x1="13.97cm" svg:y1="14.313cm" svg:x2="11.139cm" svg:y2="11.826cm">
          <text:p/>
        </draw:line>
        <draw:line draw:style-name="gr8" draw:text-style-name="P4" draw:layer="layout" svg:x1="8.149cm" svg:y1="10.609cm" svg:x2="6.297cm" svg:y2="10.636cm">
          <text:p/>
        </draw:line>
        <draw:line draw:style-name="gr8" draw:text-style-name="P4" draw:layer="layout" svg:x1="6.324cm" svg:y1="11.456cm" svg:x2="8.282cm" svg:y2="11.456cm">
          <text:p/>
        </draw:line>
        <draw:line draw:style-name="gr8" draw:text-style-name="P4" draw:layer="layout" svg:x1="4.631cm" svg:y1="10.239cm" svg:x2="4.631cm" svg:y2="8.519cm">
          <text:p/>
        </draw:line>
        <draw:line draw:style-name="gr8" draw:text-style-name="P4" draw:layer="layout" svg:x1="5.662cm" svg:y1="8.466cm" svg:x2="5.662cm" svg:y2="10.318cm">
          <text:p/>
        </draw:line>
        <draw:line draw:style-name="gr8" draw:text-style-name="P4" draw:layer="layout" svg:x1="21.299cm" svg:y1="10.742cm" svg:x2="23.257cm" svg:y2="10.768cm">
          <text:p/>
        </draw:line>
        <draw:line draw:style-name="gr8" draw:text-style-name="P4" draw:layer="layout" svg:x1="23.231cm" svg:y1="11.482cm" svg:x2="21.273cm" svg:y2="11.482cm">
          <text:p/>
        </draw:line>
        <draw:custom-shape draw:style-name="gr7" draw:text-style-name="P6" draw:layer="layout" svg:width="3.387cm" svg:height="2.778cm" svg:x="23.124cm" svg:y="9.709cm">
          <text:p text:style-name="P6">SPARQL</text:p>
          <text:p text:style-name="P6">Serv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ong_20_Dot" svg:stroke-width="0.076cm" svg:stroke-color="#000000" draw:marker-start-width="0.305cm" draw:marker-start-center="false" draw:marker-end-width="0.305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51cm" svg:stroke-color="#000000" draw:marker-start-width="0.178cm" draw:marker-end-width="0.178cm" draw:fill="none" draw:opacity="0%" draw:shadow-opacity="0%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051cm" svg:stroke-color="#000000" draw:marker-start-width="0.279cm" draw:marker-end-width="0.279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7T21:54:08.055048487</meta:creation-date>
    <dc:date>2021-08-05T21:07:02.539970122</dc:date>
    <meta:editing-duration>PT1H20M56S</meta:editing-duration>
    <meta:editing-cycles>16</meta:editing-cycles>
    <meta:generator>LibreOffice/7.1.4.2$Linux_X86_64 LibreOffice_project/10$Build-2</meta:generator>
    <meta:document-statistic meta:object-count="22"/>
  </office:meta>
</office:document-meta>
</file>